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63cm" style:rel-column-width="2427*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P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J5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P1" style:family="paragraph" style:parent-style-name="Standard">
      <style:text-properties officeooo:rsid="00253477" officeooo:paragraph-rsid="00253477"/>
    </style:style>
    <style:style style:name="P2" style:family="paragraph" style:parent-style-name="Standard">
      <style:text-properties officeooo:rsid="0025c8da" officeooo:paragraph-rsid="0025c8da"/>
    </style:style>
    <style:style style:name="P3" style:family="paragraph" style:parent-style-name="Standard">
      <style:text-properties officeooo:rsid="0026fd33" officeooo:paragraph-rsid="0026fd33"/>
    </style:style>
    <style:style style:name="P4" style:family="paragraph" style:parent-style-name="Standard">
      <style:text-properties officeooo:rsid="0026fd33" officeooo:paragraph-rsid="0029ad03"/>
    </style:style>
    <style:style style:name="P5" style:family="paragraph" style:parent-style-name="Table_20_Contents">
      <style:paragraph-properties fo:text-align="center" style:justify-single-word="false"/>
      <style:text-properties officeooo:rsid="001df1cd" officeooo:paragraph-rsid="001df1c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ee591" officeooo:paragraph-rsid="001ee591"/>
    </style:style>
    <style:style style:name="P8" style:family="paragraph" style:parent-style-name="Table_20_Contents">
      <style:paragraph-properties fo:text-align="start" style:justify-single-word="false"/>
      <style:text-properties officeooo:rsid="001ee591" officeooo:paragraph-rsid="001ee591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ee591" officeooo:paragraph-rsid="001ee59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0d9a4" officeooo:paragraph-rsid="0020d9a4"/>
    </style:style>
    <style:style style:name="P11" style:family="paragraph" style:parent-style-name="Table_20_Contents">
      <style:paragraph-properties fo:text-align="center" style:justify-single-word="false"/>
      <style:text-properties officeooo:rsid="00253477" officeooo:paragraph-rsid="00253477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53477" officeooo:paragraph-rsid="0025347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53477" officeooo:paragraph-rsid="002ce73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officeooo:rsid="0025c8da" officeooo:paragraph-rsid="0025c8da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1ee591"/>
    </style:style>
    <style:style style:name="T1" style:family="text">
      <style:text-properties officeooo:rsid="001ee591"/>
    </style:style>
    <style:style style:name="T2" style:family="text">
      <style:text-properties officeooo:rsid="0020d9a4"/>
    </style:style>
    <style:style style:name="T3" style:family="text">
      <style:text-properties officeooo:rsid="00239d37"/>
    </style:style>
    <style:style style:name="T4" style:family="text">
      <style:text-properties officeooo:rsid="0026915b"/>
    </style:style>
    <style:style style:name="T5" style:family="text">
      <style:text-properties officeooo:rsid="0026fd33"/>
    </style:style>
    <style:style style:name="T6" style:family="text">
      <style:text-properties officeooo:rsid="00281328"/>
    </style:style>
    <style:style style:name="T7" style:family="text">
      <style:text-properties officeooo:rsid="002ba58c"/>
    </style:style>
    <style:style style:name="T8" style:family="text">
      <style:text-properties officeooo:rsid="002ce7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7"/>
        <table:table-row>
          <table:table-cell table:style-name="Table1.A1" table:number-columns-spanned="27" office:value-type="string">
            <text:p text:style-name="P10">M-AUDIO KEYSTATION61 MK3 <text:span text:style-name="T3">Key Sc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table:number-columns-spanned="13" office:value-type="string">
            <text:p text:style-name="P5">CN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2" table:number-columns-spanned="12" office:value-type="string">
            <text:p text:style-name="P5">CN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1</text:p>
          </table:table-cell>
          <table:table-cell table:style-name="Table1.P2" office:value-type="string">
            <text:p text:style-name="P5">12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>C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>NC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8">F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8">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8">C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14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16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18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8">F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8">G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1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2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3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4</text:p>
          </table:table-cell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5</text:p>
          </table:table-cell>
          <table:table-cell table:style-name="Table1.A2" office:value-type="string">
            <text:p text:style-name="P9">C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6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7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8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29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30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31</text:p>
          </table:table-cell>
          <table:table-cell table:style-name="Table1.A2" office:value-type="string">
            <text:p text:style-name="P8">F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32</text:p>
          </table:table-cell>
          <table:table-cell table:style-name="Table1.A2" office:value-type="string">
            <text:p text:style-name="P8">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33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0">34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0">36</text:p>
          </table:table-cell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0">37</text:p>
          </table:table-cell>
          <table:table-cell table:style-name="Table1.A2" office:value-type="string">
            <text:p text:style-name="P8">C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NC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1</text:p>
          </table:table-cell>
          <table:table-cell table:style-name="Table1.P2" office:value-type="string">
            <text:p text:style-name="P5">12</text:p>
          </table:table-cell>
        </table:table-row>
        <table:table-row>
          <table:table-cell table:style-name="Table1.A2" office:value-type="string">
            <text:p text:style-name="P10">38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NC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0">39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ext:soft-page-break/>
        <table:table-row>
          <table:table-cell table:style-name="Table1.A2" office:value-type="string">
            <text:p text:style-name="P10">40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P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0">41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2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3</text:p>
          </table:table-cell>
          <table:table-cell table:style-name="Table1.A2" office:value-type="string">
            <text:p text:style-name="P8">F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4</text:p>
          </table:table-cell>
          <table:table-cell table:style-name="Table1.A2" office:value-type="string">
            <text:p text:style-name="P8">G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6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7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11">0</text:p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6"/>
          </table:table-cell>
          <table:table-cell table:style-name="Table1.J51" office:value-type="string">
            <text:p text:style-name="P14">1</text:p>
          </table:table-cell>
          <table:table-cell table:style-name="Table1.J51" office:value-type="string">
            <text:p text:style-name="P14">2</text:p>
          </table:table-cell>
          <table:table-cell table:style-name="Table1.J5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8</text:p>
          </table:table-cell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49</text:p>
          </table:table-cell>
          <table:table-cell table:style-name="Table1.A2" office:value-type="string">
            <text:p text:style-name="P8">C<text:span text:style-name="T7">6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0</text:p>
          </table:table-cell>
          <table:table-cell table:style-name="Table1.A2" office:value-type="string">
            <text:p text:style-name="P16"><text:span text:style-name="T1">C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1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2</text:p>
          </table:table-cell>
          <table:table-cell table:style-name="Table1.A2" office:value-type="string">
            <text:p text:style-name="P16"><text:span text:style-name="T1">D</text:span>♯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3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4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5</text:p>
          </table:table-cell>
          <table:table-cell table:style-name="Table1.A2" office:value-type="string">
            <text:p text:style-name="P8">F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6</text:p>
          </table:table-cell>
          <table:table-cell table:style-name="Table1.A2" office:value-type="string">
            <text:p text:style-name="P8">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7</text:p>
          </table:table-cell>
          <table:table-cell table:style-name="Table1.A2" office:value-type="string">
            <text:p text:style-name="P16"><text:span text:style-name="T1">G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8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59</text:p>
          </table:table-cell>
          <table:table-cell table:style-name="Table1.A2" office:value-type="string">
            <text:p text:style-name="P16"><text:span text:style-name="T1">A</text:span>♯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60</text:p>
          </table:table-cell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0">61</text:p>
          </table:table-cell>
          <table:table-cell table:style-name="Table1.A2" office:value-type="string">
            <text:p text:style-name="P8">C<text:span text:style-name="T2">7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13">NC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P2" office:value-type="string">
            <text:p text:style-name="P6"/>
          </table:table-cell>
        </table:table-row>
      </table:table>
      <text:p text:style-name="Standard"/>
      <text:p text:style-name="P1">Key:</text:p>
      <text:p text:style-name="P1"/>
      <text:p text:style-name="P1">0 – Output<text:tab/>A 4us 4V pulse repeated at 100us intervals</text:p>
      <text:p text:style-name="P1">1 – Input<text:tab/>The first contact to operate.</text:p>
      <text:p text:style-name="P1">2 – Input<text:tab/>The second contact to operate</text:p>
      <text:p text:style-name="P1"/>
      <text:p text:style-name="P2">Note<text:span text:style-name="T5">s</text:span>:</text:p>
      <text:p text:style-name="P2"/>
      <text:p text:style-name="P2"><text:span text:style-name="T5">a. </text:span>Scanned outputs are connected to scanned inputs via dual diodes in a package marked A1, probably BAW56. Each piano key operates two contacts. The table above shows contact 1 which closes before contact 2 as the piano key is depressed. Contact 2 releases before contact 1 as the piano key <text:span text:style-name="T4">i</text:span>s released.</text:p>
      <text:p text:style-name="P2"/>
      <text:p text:style-name="P3">b. CN13 pin <text:span text:style-name="T8">7</text:span> has no connection.</text:p>
      <text:p text:style-name="P3"/>
      <text:p text:style-name="P4">c. <text:span text:style-name="T6">CN13 and CN14 are 2mm pitch <text:s/>of unknown type, with 2mm pitch ribbon cable but might be mated with 2mm pin heade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5:39:59.359689352</meta:creation-date>
    <dc:date>2023-06-03T00:00:55.168771277</dc:date>
    <meta:editing-duration>PT17H29M7S</meta:editing-duration>
    <meta:editing-cycles>10</meta:editing-cycles>
    <meta:generator>LibreOffice/7.3.7.2$Linux_AARCH64 LibreOffice_project/30$Build-2</meta:generator>
    <meta:print-date>2023-06-02T23:54:44.005121387</meta:print-date>
    <meta:document-statistic meta:table-count="1" meta:image-count="0" meta:object-count="0" meta:page-count="2" meta:paragraph-count="371" meta:word-count="476" meta:character-count="1095" meta:non-whitespace-character-count="986"/>
  </office:meta>
</office:document-meta>
</file>